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T1" style:family="text">
      <style:text-properties officeooo:rsid="000bfc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#include &lt;ctype.h&gt;</text:p>
      <text:p text:style-name="P2">int stack[20];</text:p>
      <text:p text:style-name="P2">int top=-1;</text:p>
      <text:p text:style-name="P2">void push(int x)</text:p>
      <text:p text:style-name="P2">{</text:p>
      <text:p text:style-name="P2"><text:s text:c="4"/>top=top+1;</text:p>
      <text:p text:style-name="P2"><text:s text:c="4"/>stack[top]=x;</text:p>
      <text:p text:style-name="P2">}</text:p>
      <text:p text:style-name="P2">char pop(char x)</text:p>
      <text:p text:style-name="P2">{</text:p>
      <text:p text:style-name="P2"><text:s text:c="4"/>if(top==-1)</text:p>
      <text:p text:style-name="P2"><text:s text:c="8"/>return;</text:p>
      <text:p text:style-name="P2"><text:s text:c="4"/>else</text:p>
      <text:p text:style-name="P2"><text:s text:c="4"/>{</text:p>
      <text:p text:style-name="P2"><text:s text:c="8"/>int a=stack[top-1];</text:p>
      <text:p text:style-name="P2"><text:s text:c="8"/>int b=stack[top];</text:p>
      <text:p text:style-name="P2"><text:s text:c="8"/>top=top-1;</text:p>
      <text:p text:style-name="P2"><text:s text:c="8"/>if(x=='+')</text:p>
      <text:p text:style-name="P2"><text:s text:c="12"/>stack[top]=a+b;</text:p>
      <text:p text:style-name="P2"><text:s text:c="8"/>else if(x=='-')</text:p>
      <text:p text:style-name="P2"><text:s text:c="12"/>stack[top]=a-b;</text:p>
      <text:p text:style-name="P2"><text:s text:c="8"/>else if(x=='*')</text:p>
      <text:p text:style-name="P2"><text:s text:c="12"/>stack[top]=a*b;</text:p>
      <text:p text:style-name="P2"><text:s text:c="8"/>else if(x=='/')</text:p>
      <text:p text:style-name="P2"><text:s text:c="12"/>stack[top]=a/b;</text:p>
      <text:p text:style-name="P2"><text:s text:c="8"/>else</text:p>
      <text:p text:style-name="P2"><text:s text:c="12"/>stack[top]=a^b;</text:p>
      <text:p text:style-name="P2"><text:s text:c="4"/>}</text:p>
      <text:p text:style-name="P2">}</text:p>
      <text:p text:style-name="P2">int main()</text:p>
      <text:p text:style-name="P2">{</text:p>
      <text:p text:style-name="P2"><text:s text:c="4"/>char exp[20],*e;</text:p>
      <text:p text:style-name="P2"><text:s text:c="4"/>printf("Enter the post<text:span text:style-name="T1">fi</text:span>x expression : ");</text:p>
      <text:p text:style-name="P2"><text:s text:c="4"/>scanf("%s",exp);</text:p>
      <text:p text:style-name="P2"><text:s text:c="4"/>e=exp;</text:p>
      <text:p text:style-name="P2"><text:s text:c="4"/>printf("The evaluation of the postfix expression is : ");</text:p>
      <text:p text:style-name="P2"><text:s text:c="4"/>while(*e!='\0')</text:p>
      <text:p text:style-name="P2"><text:s text:c="4"/>{</text:p>
      <text:p text:style-name="P2"><text:s text:c="8"/>if(isalnum(*e))</text:p>
      <text:p text:style-name="P2"><text:s text:c="12"/>push(*e-48);</text:p>
      <text:p text:style-name="P2"><text:s text:c="8"/>else</text:p>
      <text:p text:style-name="P2"><text:s text:c="12"/>pop(*e);</text:p>
      <text:p text:style-name="P2"><text:s text:c="8"/>e=e+1;</text:p>
      <text:p text:style-name="P2"><text:s text:c="4"/>}</text:p>
      <text:p text:style-name="P2"><text:s text:c="4"/>printf("%d\n",stack[top]);</text:p>
      <text:p text:style-name="P2"><text:s text:c="4"/>return 0;</text:p>
      <text:p text:style-name="P2">}</text:p>
      <text:p text:style-name="P2"/>
      <text:p text:style-name="P1"/>
      <text:p text:style-name="P1"><text:soft-page-break/>OUTPUT:</text:p>
      <text:p text:style-name="P1"/>
      <text:p text:style-name="P4">Enter the postifx expression : 234*+</text:p>
      <text:p text:style-name="P4">The evaluation of the postfix expression is : 1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7T15:09:02.354000000</dc:date>
    <meta:editing-duration>PT31M50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2" meta:word-count="94" meta:character-count="913" meta:non-whitespace-character-count="627"/>
  </office:meta>
</office:document-meta>
</file>